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ricRegular" svg:font-family="genericRegula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7046" officeooo:paragraph-rsid="00057046"/>
    </style:style>
    <style:style style:name="P2" style:family="paragraph" style:parent-style-name="Standard">
      <style:text-properties officeooo:rsid="00057046" officeooo:paragraph-rsid="000c845f"/>
    </style:style>
    <style:style style:name="P3" style:family="paragraph" style:parent-style-name="Standard">
      <style:text-properties officeooo:rsid="00057046" officeooo:paragraph-rsid="000fbc99"/>
    </style:style>
    <style:style style:name="P4" style:family="paragraph" style:parent-style-name="Standard">
      <style:text-properties officeooo:rsid="00057046" officeooo:paragraph-rsid="00119b65"/>
    </style:style>
    <style:style style:name="P5" style:family="paragraph" style:parent-style-name="Standard">
      <style:text-properties officeooo:rsid="00057046" officeooo:paragraph-rsid="00128fb7"/>
    </style:style>
    <style:style style:name="P6" style:family="paragraph" style:parent-style-name="Standard">
      <style:text-properties officeooo:rsid="00057046" officeooo:paragraph-rsid="00149581"/>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57046" officeooo:paragraph-rsid="00057046" style:font-style-asian="normal" style:font-weight-asian="bold" style:font-style-complex="normal" style:font-weight-complex="bold"/>
    </style:style>
    <style:style style:name="P8" style:family="paragraph" style:parent-style-name="Standard">
      <style:text-properties officeooo:rsid="00074ca0" officeooo:paragraph-rsid="00074ca0"/>
    </style:style>
    <style:style style:name="P9" style:family="paragraph" style:parent-style-name="Standard">
      <style:text-properties style:text-underline-style="solid" style:text-underline-width="auto" style:text-underline-color="font-color" officeooo:rsid="00057046" officeooo:paragraph-rsid="00057046"/>
    </style:style>
    <style:style style:name="P10" style:family="paragraph" style:parent-style-name="Standard">
      <style:text-properties style:text-underline-style="solid" style:text-underline-width="auto" style:text-underline-color="font-color" officeooo:rsid="00057046" officeooo:paragraph-rsid="000c845f"/>
    </style:style>
    <style:style style:name="P11" style:family="paragraph" style:parent-style-name="Standard">
      <style:text-properties style:text-underline-style="none" officeooo:rsid="00119b65" officeooo:paragraph-rsid="00119b65"/>
    </style:style>
    <style:style style:name="P12" style:family="paragraph" style:parent-style-name="Standard">
      <style:text-properties style:text-underline-style="none" officeooo:rsid="00128fb7" officeooo:paragraph-rsid="00128fb7"/>
    </style:style>
    <style:style style:name="P13" style:family="paragraph" style:parent-style-name="Standard">
      <style:text-properties style:text-underline-style="none" officeooo:rsid="00128fb7" officeooo:paragraph-rsid="0013adbd"/>
    </style:style>
    <style:style style:name="P14" style:family="paragraph" style:parent-style-name="Standard">
      <style:text-properties style:text-underline-style="none" officeooo:rsid="00149581" officeooo:paragraph-rsid="00149581"/>
    </style:style>
    <style:style style:name="P15" style:family="paragraph" style:parent-style-name="Standard">
      <style:text-properties officeooo:rsid="00142171" officeooo:paragraph-rsid="00142171"/>
    </style:style>
    <style:style style:name="P16" style:family="paragraph" style:parent-style-name="Standard">
      <style:text-properties officeooo:rsid="00149581" officeooo:paragraph-rsid="00149581"/>
    </style:style>
    <style:style style:name="P17" style:family="paragraph" style:parent-style-name="Standard">
      <style:text-properties style:text-underline-style="none" fo:font-weight="normal" officeooo:rsid="00057046" officeooo:paragraph-rsid="00074ca0" style:font-weight-asian="normal" style:font-weight-complex="normal"/>
    </style:style>
    <style:style style:name="P18" style:family="paragraph" style:parent-style-name="Standard">
      <style:text-properties style:text-underline-style="none" officeooo:rsid="000b1543" officeooo:paragraph-rsid="000c845f"/>
    </style:style>
    <style:style style:name="P19" style:family="paragraph" style:parent-style-name="Standard">
      <style:text-properties style:text-underline-style="none" fo:font-weight="bold" officeooo:rsid="00184f25" officeooo:paragraph-rsid="00184f25" style:font-weight-asian="bold" style:font-weight-complex="bold"/>
    </style:style>
    <style:style style:name="P20" style:family="paragraph" style:parent-style-name="Standard">
      <style:text-properties style:text-underline-style="none" fo:font-weight="bold" officeooo:rsid="0025a843" officeooo:paragraph-rsid="0025a843" style:font-weight-asian="bold" style:font-weight-complex="bold"/>
    </style:style>
    <style:style style:name="P21" style:family="paragraph" style:parent-style-name="Standard">
      <style:text-properties style:text-underline-style="solid" style:text-underline-width="auto" style:text-underline-color="font-color" officeooo:rsid="00057046" officeooo:paragraph-rsid="00119b65"/>
    </style:style>
    <style:style style:name="P22" style:family="paragraph" style:parent-style-name="Standard">
      <style:text-properties style:text-underline-style="solid" style:text-underline-width="auto" style:text-underline-color="font-color" officeooo:rsid="00057046" officeooo:paragraph-rsid="00057046"/>
    </style:style>
    <style:style style:name="P23" style:family="paragraph" style:parent-style-name="Standard">
      <style:text-properties style:text-underline-style="solid" style:text-underline-width="auto" style:text-underline-color="font-color" officeooo:rsid="0017a81d" officeooo:paragraph-rsid="0017a81d"/>
    </style:style>
    <style:style style:name="P24" style:family="paragraph" style:parent-style-name="Standard">
      <style:text-properties style:text-underline-style="solid" style:text-underline-width="auto" style:text-underline-color="font-color" fo:font-weight="bold" officeooo:rsid="00057046" officeooo:paragraph-rsid="00057046" style:font-weight-asian="bold" style:font-weight-complex="bold"/>
    </style:style>
    <style:style style:name="P25" style:family="paragraph" style:parent-style-name="Standard">
      <style:text-properties style:text-underline-style="solid" style:text-underline-width="auto" style:text-underline-color="font-color" officeooo:rsid="00276db0" officeooo:paragraph-rsid="00276db0"/>
    </style:style>
    <style:style style:name="P26" style:family="paragraph" style:parent-style-name="Standard">
      <style:text-properties style:text-underline-style="solid" style:text-underline-width="auto" style:text-underline-color="font-color" officeooo:rsid="002ca133" officeooo:paragraph-rsid="002ca133"/>
    </style:style>
    <style:style style:name="P27" style:family="paragraph" style:parent-style-name="Standard">
      <style:text-properties officeooo:rsid="00057046" officeooo:paragraph-rsid="00142171"/>
    </style:style>
    <style:style style:name="P28" style:family="paragraph" style:parent-style-name="Standard">
      <style:text-properties officeooo:rsid="00057046" officeooo:paragraph-rsid="0016609e"/>
    </style:style>
    <style:style style:name="P29" style:family="paragraph" style:parent-style-name="Standard">
      <style:text-properties officeooo:rsid="00057046" officeooo:paragraph-rsid="000c845f"/>
    </style:style>
    <style:style style:name="P30" style:family="paragraph" style:parent-style-name="Standard">
      <style:text-properties officeooo:rsid="00057046" officeooo:paragraph-rsid="00057046"/>
    </style:style>
    <style:style style:name="P31" style:family="paragraph" style:parent-style-name="Standard">
      <style:text-properties officeooo:rsid="00057046" officeooo:paragraph-rsid="0025a843"/>
    </style:style>
    <style:style style:name="P32" style:family="paragraph" style:parent-style-name="Standard">
      <style:text-properties officeooo:rsid="00057046" officeooo:paragraph-rsid="002be494"/>
    </style:style>
    <style:style style:name="P33" style:family="paragraph" style:parent-style-name="Standard">
      <style:text-properties officeooo:rsid="00057046" officeooo:paragraph-rsid="002ca133"/>
    </style:style>
    <style:style style:name="P34" style:family="paragraph" style:parent-style-name="Standard">
      <style:text-properties officeooo:rsid="00142171" officeooo:paragraph-rsid="00142171"/>
    </style:style>
    <style:style style:name="P35" style:family="paragraph" style:parent-style-name="Standard">
      <style:text-properties officeooo:rsid="00119b65" officeooo:paragraph-rsid="00119b65"/>
    </style:style>
    <style:style style:name="P36" style:family="paragraph" style:parent-style-name="Standard">
      <style:text-properties fo:font-weight="bold" officeooo:rsid="001a4d7c" officeooo:paragraph-rsid="001a4d7c" style:font-weight-asian="bold" style:font-weight-complex="bold"/>
    </style:style>
    <style:style style:name="P37" style:family="paragraph" style:parent-style-name="Standard">
      <style:text-properties fo:font-weight="bold" officeooo:rsid="0029f95e" officeooo:paragraph-rsid="0029f95e" style:font-weight-asian="bold" style:font-weight-complex="bold"/>
    </style:style>
    <style:style style:name="P38" style:family="paragraph" style:parent-style-name="Standard">
      <style:text-properties fo:font-weight="bold" officeooo:rsid="002b1295" officeooo:paragraph-rsid="002b1295" style:font-weight-asian="bold" style:font-weight-complex="bold"/>
    </style:style>
    <style:style style:name="P39" style:family="paragraph" style:parent-style-name="Standard">
      <style:text-properties officeooo:rsid="00276db0" officeooo:paragraph-rsid="00276db0"/>
    </style:style>
    <style:style style:name="P40" style:family="paragraph" style:parent-style-name="Standard">
      <style:text-properties officeooo:rsid="0029f95e" officeooo:paragraph-rsid="0029f95e"/>
    </style:style>
    <style:style style:name="P41" style:family="paragraph" style:parent-style-name="Standard">
      <style:text-properties officeooo:rsid="002b1295" officeooo:paragraph-rsid="002ca133"/>
    </style:style>
    <style:style style:name="P42" style:family="paragraph" style:parent-style-name="Standard">
      <style:text-properties officeooo:rsid="002ca133" officeooo:paragraph-rsid="002ca133"/>
    </style:style>
    <style:style style:name="P43" style:family="paragraph" style:parent-style-name="Standard">
      <style:paragraph-properties fo:padding="0.074cm" fo:border-left="none" fo:border-right="none" fo:border-top="none" fo:border-bottom="0.06pt solid #000000" style:join-border="false"/>
      <style:text-properties officeooo:rsid="00057046" officeooo:paragraph-rsid="00057046"/>
    </style:style>
    <style:style style:name="T1" style:family="text">
      <style:text-properties officeooo:rsid="00074ca0"/>
    </style:style>
    <style:style style:name="T2" style:family="text">
      <style:text-properties fo:font-weight="bold" style:font-weight-asian="bold" style:font-weight-complex="bold"/>
    </style:style>
    <style:style style:name="T3" style:family="text">
      <style:text-properties fo:font-weight="bold" officeooo:rsid="000fbc99" style:font-weight-asian="bold" style:font-weight-complex="bold"/>
    </style:style>
    <style:style style:name="T4" style:family="text">
      <style:text-properties fo:font-weight="bold" officeooo:rsid="00113fea" style:font-weight-asian="bold" style:font-weight-complex="bold"/>
    </style:style>
    <style:style style:name="T5" style:family="text">
      <style:text-properties fo:font-weight="bold" officeooo:rsid="0023a1b3" style:font-weight-asian="bold" style:font-weight-complex="bold"/>
    </style:style>
    <style:style style:name="T6" style:family="text">
      <style:text-properties fo:font-weight="bold" officeooo:rsid="0025a843"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d16b0"/>
    </style:style>
    <style:style style:name="T9" style:family="text">
      <style:text-properties style:text-underline-style="solid" style:text-underline-width="auto" style:text-underline-color="font-color" officeooo:rsid="00119b65"/>
    </style:style>
    <style:style style:name="T10" style:family="text">
      <style:text-properties fo:font-weight="normal" style:font-weight-asian="normal" style:font-weight-complex="normal"/>
    </style:style>
    <style:style style:name="T11" style:family="text">
      <style:text-properties fo:font-weight="normal" officeooo:rsid="00113fea" style:font-weight-asian="normal" style:font-weight-complex="normal"/>
    </style:style>
    <style:style style:name="T12" style:family="text">
      <style:text-properties officeooo:rsid="0008879c"/>
    </style:style>
    <style:style style:name="T13" style:family="text">
      <style:text-properties officeooo:rsid="000a6be5"/>
    </style:style>
    <style:style style:name="T14" style:family="text">
      <style:text-properties officeooo:rsid="000d16b0"/>
    </style:style>
    <style:style style:name="T15" style:family="text">
      <style:text-properties fo:color="#000000"/>
    </style:style>
    <style:style style:name="T16" style:family="text">
      <style:text-properties fo:color="#000000" style:text-underline-style="solid" style:text-underline-width="auto" style:text-underline-color="font-color" officeooo:rsid="002be494"/>
    </style:style>
    <style:style style:name="T17" style:family="text">
      <style:text-properties fo:color="#000000" officeooo:rsid="002be494"/>
    </style:style>
    <style:style style:name="T18" style:family="text">
      <style:text-properties fo:color="#000000" style:text-underline-style="none"/>
    </style:style>
    <style:style style:name="T19" style:family="text">
      <style:text-properties fo:color="#000000" style:text-underline-style="none" officeooo:rsid="002be494"/>
    </style:style>
    <style:style style:name="T20" style:family="text">
      <style:text-properties fo:color="#000000" style:text-underline-style="none" officeooo:rsid="002ca133"/>
    </style:style>
    <style:style style:name="T21" style:family="text">
      <style:text-properties fo:color="#000000" style:text-underline-style="none" officeooo:rsid="002d474f"/>
    </style:style>
    <style:style style:name="T22" style:family="text">
      <style:text-properties officeooo:rsid="000f929e"/>
    </style:style>
    <style:style style:name="T23" style:family="text">
      <style:text-properties officeooo:rsid="000fbc99"/>
    </style:style>
    <style:style style:name="T24" style:family="text">
      <style:text-properties officeooo:rsid="00139fa5"/>
    </style:style>
    <style:style style:name="T25" style:family="text">
      <style:text-properties officeooo:rsid="0013adbd"/>
    </style:style>
    <style:style style:name="T26" style:family="text">
      <style:text-properties officeooo:rsid="00142f9d"/>
    </style:style>
    <style:style style:name="T27" style:family="text">
      <style:text-properties officeooo:rsid="00168fb0"/>
    </style:style>
    <style:style style:name="T28" style:family="text">
      <style:text-properties officeooo:rsid="0017a81d"/>
    </style:style>
    <style:style style:name="T29" style:family="text">
      <style:text-properties officeooo:rsid="001a9536"/>
    </style:style>
    <style:style style:name="T30" style:family="text">
      <style:text-properties officeooo:rsid="001f05be"/>
    </style:style>
    <style:style style:name="T31" style:family="text">
      <style:text-properties officeooo:rsid="00203ccd"/>
    </style:style>
    <style:style style:name="T32" style:family="text">
      <style:text-properties officeooo:rsid="00211778"/>
    </style:style>
    <style:style style:name="T33" style:family="text">
      <style:text-properties officeooo:rsid="00250f1d"/>
    </style:style>
    <style:style style:name="T34" style:family="text">
      <style:text-properties officeooo:rsid="0025873f"/>
    </style:style>
    <style:style style:name="T35" style:family="text">
      <style:text-properties officeooo:rsid="0025a843"/>
    </style:style>
    <style:style style:name="T36" style:family="text">
      <style:text-properties officeooo:rsid="00284831"/>
    </style:style>
    <style:style style:name="T37" style:family="text">
      <style:text-properties officeooo:rsid="002bd9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ésentation - Les licences logicielles : </text:p>
      <text:p text:style-name="P1"/>
      <text:p text:style-name="P9">Introduction :</text:p>
      <text:p text:style-name="P1"/>
      <text:p text:style-name="P1">* Définition<text:span text:style-name="T1">s</text:span> : Une <text:span text:style-name="T2">licence logicielle,</text:span> c'est un contrat par lequel le propriétaire d'un logiciel autorise d'autres personnes à <text:span text:style-name="T1">utiliser</text:span> son logiciel sous certaines conditions.</text:p>
      <text:p text:style-name="P17"/>
      <text:p text:style-name="P8">En fonction de la licence, il pourra être question :</text:p>
      <text:p text:style-name="P8">- contre-partie partie financière</text:p>
      <text:p text:style-name="P8">- <text:span text:style-name="T12">de droit de redistribution du logiciel </text:span></text:p>
      <text:p text:style-name="P8">- <text:span text:style-name="T12">droit de modification du logiciel </text:span></text:p>
      <text:p text:style-name="P8"/>
      <text:p text:style-name="P1"/>
      <text:p text:style-name="P1">!!! <text:span text:style-name="T13">sources contradictoires : droit d’auteur ou droit de propriété, propriété intellectuelle.</text:span></text:p>
      <text:p text:style-name="P1"/>
      <text:p text:style-name="P1"/>
      <text:p text:style-name="P1"><text:span text:style-name="T7">I) Les différents logiciels :</text:span> Il existe 5 catégories différentes de logiciels tels que :</text:p>
      <text:p text:style-name="P1"/>
      <text:p text:style-name="P10">A/ Le logiciel propriétaire :</text:p>
      <text:p text:style-name="P18">(Windows, Mac)</text:p>
      <text:p text:style-name="P2"/>
      <text:p text:style-name="P3">C'est un logiciel dont la licence ne permet que l'utilisat<text:span text:style-name="T22">ion dans un cadre assez réglementé.</text:span></text:p>
      <text:p text:style-name="P3"><text:span text:style-name="T23">La plupart du temps : l’utilisateur doit </text:span><text:span text:style-name="T4">payer </text:span><text:span text:style-name="T11">et il n’a </text:span><text:span text:style-name="T23"><text:s/></text:span><text:span text:style-name="T3">pas le droit de faire une copie du logiciel.</text:span></text:p>
      <text:p text:style-name="P35">Toute modification du logiciel est à l’initiative du propriétaire et non de l’utilisateur.</text:p>
      <text:p text:style-name="P32"><text:span text:style-name="T18"/></text:p>
      <text:p text:style-name="P26"><text:span text:style-name="T17">P</text:span><text:span text:style-name="T15">arenthèse sur la vente liée (racketiciel): </text:span></text:p>
      <text:p text:style-name="P42"><text:span text:style-name="T19">P</text:span><text:span text:style-name="T18">ratique illégale mais tolérée, au détriment du choix du consommateur. (Windows env. 90 % parts de marché).</text:span></text:p>
      <text:p text:style-name="P32"><text:span text:style-name="T19"/></text:p>
      <text:p text:style-name="P33"><text:a xlink:type="simple" xlink:href="http://non.aux.racketiciels.info/" text:style-name="Internet_20_link" text:visited-style-name="Visited_20_Internet_20_Link">http://non.aux.racketiciels.info/</text:a><text:span text:style-name="T16">.</text:span><text:span text:style-name="T19"> <text:s/></text:span></text:p>
      <text:p text:style-name="P33"><text:span text:style-name="T19">Site </text:span><text:span text:style-name="T20">qui s’engage pour la liberté du consommateur</text:span><text:span text:style-name="T19">, indique des constructeurs qui ne pratiquent pas la vente liée</text:span></text:p>
      <text:p text:style-name="P2"/>
      <text:p text:style-name="P2"/>
      <text:p text:style-name="P1"><text:span text:style-name="T7">Il existe </text:span><text:span text:style-name="T8">également</text:span><text:span text:style-name="T7"> des logiciels propriétaires gratuit :</text:span></text:p>
      <text:p text:style-name="P1"/>
      <text:p text:style-name="P4">o <text:span text:style-name="T9">L</text:span><text:span text:style-name="T7">es gratuiciels (freewares):</text:span></text:p>
      <text:p text:style-name="P21"/>
      <text:p text:style-name="P11">Diffusés sous la formes d’exécutables (on ne peut pas modifier le code source).</text:p>
      <text:p text:style-name="P11">On peut en général les redistribuer (cela fait de la pub à l’éditeur).</text:p>
      <text:p text:style-name="P11">Où en trouver : gratuiciel.com</text:p>
      <text:p text:style-name="P12">Exemple : VLC Media Player</text:p>
      <text:p text:style-name="P21"/>
      <text:p text:style-name="P4"/>
      <text:p text:style-name="P1">o<text:span text:style-name="T7"> Les partagiciels (sharewares) :</text:span></text:p>
      <text:p text:style-name="P9"/>
      <text:p text:style-name="P13">On ne peut pas non plus les modifier mais on peut les partager. </text:p>
      <text:p text:style-name="P12">Logiciels en version <text:span text:style-name="T24">d’évaluation / démo</text:span> : fonctionnalités limitées, durée d’utilisation limitée, nombre limité de lancement du programme. <text:span text:style-name="T25">Si on veut profiter pleinement du logiciel : achat. </text:span></text:p>
      <text:p text:style-name="P5"/>
      <text:p text:style-name="P1"/>
      <text:p text:style-name="P1"/>
      <text:p text:style-name="P1"><text:soft-page-break/>Il existe aussi quelques subtilités :</text:p>
      <text:p text:style-name="P1"/>
      <text:p text:style-name="P1">o Adware : Ce sont des sharewares/freewares sponsorisés par des bandeaux publicitaires <text:span text:style-name="T25">(applis mobiles).</text:span></text:p>
      <text:p text:style-name="P1"/>
      <text:p text:style-name="P27">o Spyware : Logiciels qui s’installent (souvent à notre insu) à notre insu sur notre ordinateur. On en trouve notamment dans des freeware et des shareware. Certains freewares cesse de fonctionner après suppression de leur spyware. </text:p>
      <text:p text:style-name="P15">Wikipedia « On ne connaît pas de logiciels libres qui contiennent des logiciels espions. »</text:p>
      <text:p text:style-name="P15">Exemple de spyware : Google. <text:s text:c="10"/><text:span text:style-name="T26">Pour se débarrasser des spywares : SpyBot Search &amp; Destroy.</text:span></text:p>
      <text:p text:style-name="P1"><text:span text:style-name="T7">B/ Les logiciels dits « du domaine public » :</text:span></text:p>
      <text:p text:style-name="P9"/>
      <text:p text:style-name="P14">Logiciel tombe dans le domaine public 70 ans après la mort de l’auteur.</text:p>
      <text:p text:style-name="P16">Modification difficile : retrouver le code source.</text:p>
      <text:p text:style-name="P16">Autres cas : logiciels « morts » abandonnés par leurs créateurs (bénévoles, universités…).</text:p>
      <text:p text:style-name="P6"/>
      <text:p text:style-name="P1"/>
      <text:p text:style-name="P9">C/ Les logiciels libre :</text:p>
      <text:p text:style-name="P28"><text:span text:style-name="T2">Attention à l'amalgame entre "libre" et "gratuit", un logiciel libre n'est pas forcément gratuit.</text:span> </text:p>
      <text:p text:style-name="P28"/>
      <text:p text:style-name="P28"/>
      <text:p text:style-name="P1">Pour être libre, un logiciel libre doit répondre à 4 libertés, défendues par la Free Software Foundation :</text:p>
      <text:p text:style-name="P1"/>
      <text:p text:style-name="P1">1. La liberté <text:span text:style-name="T14">d’exécuter</text:span> le logiciel <text:span text:style-name="T27">(sans limite de temps, de nombre de lancements, d’utilisateurs...)</text:span></text:p>
      <text:p text:style-name="P1"/>
      <text:p text:style-name="P1">2. La liberté d'étudier le fonctionnement du logiciel et de l'adapter à ses besoins <text:span text:style-name="T27">(on peut tripoter le code source).</text:span></text:p>
      <text:p text:style-name="P1"/>
      <text:p text:style-name="P1">3. La liberté de redistribuer des copies du logiciel.</text:p>
      <text:p text:style-name="P1"/>
      <text:p text:style-name="P1">4. La liberté d'améliorer le logiciel et de publier ces améliorations.</text:p>
      <text:p text:style-name="P1"/>
      <text:p text:style-name="P9">D/ L'Open Source :</text:p>
      <text:p text:style-name="P1">La désignation open source, s'applique aux logiciels dont la licence respecte les 10 critères établis par l'Open Source Initiative, inspirés du contrat social de Debian et qui, dans la pratique, recoupent le plus souvent ceux de la F<text:span text:style-name="T27">ree </text:span>S<text:span text:style-name="T27">oftware </text:span>F<text:span text:style-name="T27">oundation</text:span>. </text:p>
      <text:p text:style-name="P1"/>
      <text:p text:style-name="P1"><text:span text:style-name="T28">C</text:span>onditions pour qu'un logiciel soit considéré comme Open Source par l'O<text:span text:style-name="T28">pen </text:span>S<text:span text:style-name="T28">ource </text:span>I<text:span text:style-name="T28">nitiative</text:span> : </text:p>
      <text:p text:style-name="P1"/>
      <text:p text:style-name="P9">1. La redistribution libre : </text:p>
      <text:p text:style-name="P1">La licence ne doit empêcher quiconque de vendre ou de donner le logiciel en tant que composant d'une distribution de logiciels constitués de programmes provenant de différentes sources. La licence ne doit pas exiger de droits d'auteur ou d'autres commissions sur une telle vente.</text:p>
      <text:p text:style-name="P1"/>
      <text:p text:style-name="P9">2. Le code-source : </text:p>
      <text:p text:style-name="P1"><text:span text:style-name="T2">Le programme doit inclure le code source, et autoriser sa distribution </text:span>sous forme compilée aussi bien que <text:span text:style-name="T2">sous forme de code source</text:span>. Lorsqu'un produit n'est pas distribué avec son code source, il doit exister un moyen bien indiqué pour l'obtenir sans autres frais qu'un coût raisonnable de reproduction, avec une préférence pour le téléchargement gratuit depuis l'Internet. Le code source doit être la forme privilégiée afin qu'un programmeur puisse modifier le programme. <text:span text:style-name="T2">Il est </text:span><text:soft-page-break/><text:span text:style-name="T2">interdit de proposer un code source rendu volontairement difficile à comprendre.</text:span> Il est également interdit de soumettre des formes intermédiaires, comme le résultat d'un préprocesseur ou d'un traducteur automatique.</text:p>
      <text:p text:style-name="P1"/>
      <text:p text:style-name="P9">3. Les œuvres dérivées :</text:p>
      <text:p text:style-name="P1"><text:span text:style-name="T2">La licence doit autoriser les modifications</text:span> et les applications dérivées, et <text:span text:style-name="T2">elle doit permettre leur distribution sous les mêmes termes que ceux de la licence du logiciel original</text:span>.</text:p>
      <text:p text:style-name="P1"/>
      <text:p text:style-name="P1"/>
      <text:p text:style-name="P1"/>
      <text:p text:style-name="P9">4. L'intégrité du code source de l'auteur :</text:p>
      <text:p text:style-name="P19">(on privilégie la diffusion du code source d’origine, sauf s’il y a correction de bugs)</text:p>
      <text:p text:style-name="P1">La licence ne peut restreindre la redistribution d'un code source sous forme modifiée que si elle permet la distribution de fichiers de correction (patch) avec le code source, dans le but de modifier le programme au moment du développement. <text:span text:style-name="T10">La licence doit explicitement permettre la distribution de logiciels développés à partir de codes sources modifiés. </text:span>La licence peut exiger que les applications dérivées portent un nom différent ou un numéro de version distinct de ceux du logiciel original.</text:p>
      <text:p text:style-name="P1"/>
      <text:p text:style-name="P9">5. La non-discrimination contre des personnes ou groupes :</text:p>
      <text:p text:style-name="P1">La licence ne doit pas discriminer des personnes ou des groupes de personnes.</text:p>
      <text:p text:style-name="P1"/>
      <text:p text:style-name="P9">6. La non-discrimination contre des champs d'application :</text:p>
      <text:p text:style-name="P1">La licence ne doit pas limiter l'utilisation du logiciel à un champ d'application particulier. Par exemple, elle ne doit pas interdire l'utilisation du logiciel dans le cadre d'une entreprise ou pour la recherche génétique.</text:p>
      <text:p text:style-name="P1"/>
      <text:p text:style-name="P9">7. La distribution de licence :</text:p>
      <text:p text:style-name="P1">Les droits attachés au programme doivent s'appliquer à tous ceux à qui il est redistribué, sans obligation pour ces parties d'obtenir une licence supplémentaire.</text:p>
      <text:p text:style-name="P1"/>
      <text:p text:style-name="P9">8. La licence ne doit pas être spécifique à un produit :</text:p>
      <text:p text:style-name="P36">(si un groupe de logiciels est distribué en Open Source, tout logiciel de cet ensemble qui serait distribué séparément doit être soumis aux mêmes droits)</text:p>
      <text:p text:style-name="P1">Les droits attachés au programme ne doivent pas dépendre du fait qu'il fasse partie d'une quelconque distribution de logiciels. Si le programme est extrait de cette distribution et est utilisé ou distribué sous les termes de sa propre licence, toutes les parties auxquelles il est redistribué doivent bénéficier des mêmes droits que ceux accordés par la distribution originelle de logiciels.</text:p>
      <text:p text:style-name="P1"/>
      <text:p text:style-name="P23">9. La licence ne doit pas restreindre d'autres logiciels :</text:p>
      <text:p text:style-name="P1">La licence ne doit pas imposer de restrictions sur d'autres logiciels distribués avec le logiciel licencié. Par exemple, <text:span text:style-name="T2">la licence ne doit pas exiger que tous les programmes distribués sur le même support soient des logiciels open source</text:span>.</text:p>
      <text:p text:style-name="P1"/>
      <text:p text:style-name="P9">10. La licence doit être neutre sur le plan technologique : </text:p>
      <text:p text:style-name="P1">Aucune disposition de la licence ne peut aller à l'encontre d'une quelconque technologie ou style d'interface. </text:p>
      <text:p text:style-name="P1"/>
      <text:p text:style-name="P1"/>
      <text:p text:style-name="P24"/>
      <text:p text:style-name="P24"/>
      <text:p text:style-name="P24"/>
      <text:p text:style-name="P24"><text:soft-page-break/></text:p>
      <text:p text:style-name="P24"/>
      <text:p text:style-name="P24">II) Les licences de logiciels libres :</text:p>
      <text:p text:style-name="P1"/>
      <text:p text:style-name="P1">Pour l'utilisation de logiciels libre, il existe différents types de licences :</text:p>
      <text:p text:style-name="P1"/>
      <text:p text:style-name="P1">Le principal critère de catégorisation est celui de l'obligation de réciprocité, par l'utilisation du principe du copyleft. Il sert d'abord à garantir les libertés fondamentales <text:span text:style-name="T29">énoncées</text:span> <text:span text:style-name="T30">précédemment</text:span> aux utilisateurs du logiciels, puis garantir que les <text:span text:style-name="T29">œuvres</text:span> dérivés de ce logiciel offriront également ces libertés. Tout logiciel utilisant du code obtenu sous une licence copyleft, devra, s'il est diffusé, l'être sous une licence équivalente.</text:p>
      <text:p text:style-name="P1"/>
      <text:p text:style-name="P1"/>
      <text:p text:style-name="P1"/>
      <text:p text:style-name="P9">A/ Les licences avec obligation de réciprocité (c'est-à-dire avec utilisation du copyleft "fort"): </text:p>
      <text:p text:style-name="P1"/>
      <text:p text:style-name="P1">- <text:s/><text:span text:style-name="T2">la licence GPL</text:span> (La General Public Licence) est la plus connue des licences libres : elle vise à créer une version libre de tous les outils (<text:span text:style-name="T29">initialement</text:span> les commandes de l'interface en mode texte). Elle a été rédigée par Richard Stallman pour servir <text:span text:style-name="T31">de base</text:span> au projet GNU. <text:span text:style-name="T32">E</text:span>lle est notamment utilisée pour le noyau de Linux. Elle est dite contagieuse, car tout programme utilisant un bout de code GPL est contaminée par la GPL.</text:p>
      <text:p text:style-name="P1"/>
      <text:p text:style-name="P1">- <text:span text:style-name="T2">la licence C</text:span><text:span text:style-name="T5">e</text:span><text:span text:style-name="T2">CILL</text:span> version 1 élaborée par le CEA, le CNRS et l'INRIA, et version 2 élaborée par la FSF, l'APRIL et l'AFUL, est une licence compatible avec GPL, <text:span text:style-name="T2">qui permet de transposer la GPL en droit français.</text:span> </text:p>
      <text:p text:style-name="P1"/>
      <text:p text:style-name="P1">Vous pouvez trouver sur ce site, les licences compatibles avec GNU :</text:p>
      <text:p text:style-name="P1"/>
      <text:p text:style-name="P1">https://www.gnu.org/licenses/license-list.fr.html</text:p>
      <text:p text:style-name="P1"/>
      <text:p text:style-name="P1"/>
      <text:p text:style-name="P9">B/ Les licences pour composants logiciels (c'est-à-dire avec utilisation du copyleft "faible"): </text:p>
      <text:p text:style-name="P1"/>
      <text:p text:style-name="P1">- la licence LGPL (Lesser General Public Licence) est une licence qui autorise à lier un programme tiers aux programmes qu'elle couvre. Ce type de licence est le plus souvent utilisée dans les bibliothèques.</text:p>
      <text:p text:style-name="P1"/>
      <text:p text:style-name="P1">- la licence CeCILL-C est un équivalent en droit français de ces licences multiples. </text:p>
      <text:p text:style-name="P1"/>
      <text:p text:style-name="P1"/>
      <text:p text:style-name="P9">C/ Les licences permissives (avec mention du copyright initial) :</text:p>
      <text:p text:style-name="P1"/>
      <text:p text:style-name="P1">- la licence BSD (Berkeley Software Distribution) est une licence mise au point en 1974 par les laboratoires informatiques de l'université de Berkeley, pour permettre la libre redistribution des programmes y étant développés. Elle est minimaliste et sans restriction de redistribution et de création de produits dérivés. Une seule contrainte existe : celle de <text:span text:style-name="T33">mentionner les</text:span> auteurs du logiciel original et la licence elle-même.</text:p>
      <text:p text:style-name="P1"/>
      <text:p text:style-name="P1">- la <text:span text:style-name="T33">licence</text:span> CeCILL-B est un équivalent en droit français de ces licences permissives.</text:p>
      <text:p text:style-name="P1"/>
      <text:p text:style-name="P1"/>
      <text:p text:style-name="P9"/>
      <text:p text:style-name="P9"><text:soft-page-break/></text:p>
      <text:p text:style-name="P9"/>
      <text:p text:style-name="P9">D/ Les licences artistiques (c'est-à-dire avec utilisation du copyright):</text:p>
      <text:p text:style-name="P20">On sort du cadre de la licence logicielle… ???</text:p>
      <text:p text:style-name="P1"/>
      <text:p text:style-name="P1">Parallèlement, des artistes se sont inspirés du mouvement des logiciels libres pour élaborer des licences permettant de diffuser leurs œuvres dans des conditions comparables à l'open source et dans l'esprit du libre. C'est le cas par exemple des licences suivantes : Licence Art Libre, E<text:span text:style-name="T34">lectronic </text:span>F<text:span text:style-name="T34">rontier </text:span>F<text:span text:style-name="T34">oundation,</text:span> Open Audio License, GNU Art.</text:p>
      <text:p text:style-name="P1"/>
      <text:p text:style-name="P31">- <text:span text:style-name="T6">Les </text:span><text:span text:style-name="T2">licence</text:span><text:span text:style-name="T6">s</text:span><text:span text:style-name="T2"> Creative</text:span><text:span text:style-name="T6">s</text:span><text:span text:style-name="T2"> Commons</text:span> <text:span text:style-name="T35">sont</text:span> née<text:span text:style-name="T35">s</text:span> de la volonté <text:span text:style-name="T35">de créer un ensemble organisé de licences créatives. Elles permettent à l’auteur d’une œuvre de choisir les conditions sous lesquelles il diffuse sont œuvre. Pour l’auteur, ces licences sont compatibles avec une utilisation commerciale de son œuvre. </text:span></text:p>
      <text:p text:style-name="P31"/>
      <text:p text:style-name="P25">Les <text:span text:style-name="T36">4 </text:span>paramètres :</text:p>
      <text:p text:style-name="P39">- Attribution : Obligation (ou non) de mentionner l’auteur.</text:p>
      <text:p text:style-name="P39">- Utilisation commerciale : Autorisation (ou non) <text:s/>d’utiliser son œuvre à des fins commerciales.</text:p>
      <text:p text:style-name="P39">- <text:span text:style-name="T36">Obligation de diffuser l’oeuvre dans les mêmes conditions.</text:span></text:p>
      <text:p text:style-name="P39">- Autorisation de modifier l’oeuvre.</text:p>
      <text:p text:style-name="P39"/>
      <text:p text:style-name="P31"><text:s/></text:p>
      <text:p text:style-name="P1">La BBC a elle aussi créé <text:s/>une licence Créative Commons : la <text:s/>Creative Archive Licence, avec une clause additionnelle interdisant les usages promotionnels ou diffamatoires.</text:p>
      <text:p text:style-name="P1"/>
      <text:p text:style-name="P1">Il y a encore d'autres types de licences, comme la FDL (Free Documentation Licence), un équivalent de la GPL adaptée aux documents (manuels, livres...), l'OPL (Open Publication License), la license Art Libre (Free Art License), </text:p>
      <text:p text:style-name="P1"/>
      <text:p text:style-name="P1"/>
      <text:p text:style-name="P9">III) Les utilisations multiples de logiciels :</text:p>
      <text:p text:style-name="P1"/>
      <text:p text:style-name="P40">Un logiciel peut-être soumis à plusieurs licences à la fois = Licences multiples.</text:p>
      <text:p text:style-name="P40">Dans ce cas, le licence qui s’applique dépend de l’utilisation qui est faite du logiciel.</text:p>
      <text:p text:style-name="P40">Par exemple, le logiciel Qt (bibliothèque pour créer des interfaces graphiques) a été distribué sous licence GNU GPL s’il était utilisé pour réaliser des projets libres et gratuits et il devenait payant et non libre s’il servait à élaborer un projet non libre et payant.</text:p>
      <text:p text:style-name="P1"/>
      <text:p text:style-name="P40"/>
      <text:p text:style-name="P1"/>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IV) Les cas à part des logiciels et licence SaaS :</text:p>
      <text:p text:style-name="P37">En résumé :<text:span text:style-name="T10"> </text:span>On ne paye pas pour posséder le logiciel mais pour s’en servir. Comme un abonnement Netflix, Spotify …</text:p>
      <text:p text:style-name="P37"/>
      <text:p text:style-name="P1">- Le SaaS (Software as a Service) consiste à consommer un logiciel sous la forme d'un service hébergé, c'est-à-dire que le logiciel est commercialisé non pas en l'installant sur un serveur interne ou sur un poste de travail dans l'entreprise, mais en tant qu’application accessible à distance comme un service, par le biais d’Internet. Le client doit donc soucrire à un abonnement en non pas acheter de licence du logiciel, afin de payer à l'utilisation. </text:p>
      <text:p text:style-name="P1"/>
      <text:p text:style-name="P1">- Une licence de SaaS n'est souvent pas très différente d'une licence sur site. Elle est censée être seulement à la demande et strictement basé sur l'utilisation, mais dans les faits, elle repose souvent sur un engagement par contrat ou dans le temps et avec des frais de licences liés au nombre d'utilisateurs. </text:p>
      <text:p text:style-name="P1"/>
      <text:p text:style-name="P1"/>
      <text:p text:style-name="P9">Conclusion : </text:p>
      <text:p text:style-name="P38">En bref : depuis 2016 la loi encourage les entreprises à se tourner vers les logiciels sous licence SaaS. La « location » du logiciel est considérée comme une charge et l’entreprise sera donc un peu moins prélevée sur le plan fiscal.</text:p>
      <text:p text:style-name="P38">Il est donc probable que la licence SaaS connaitra un certain succès.</text:p>
      <text:p text:style-name="P1"/>
      <text:p text:style-name="P1"/>
      <text:p text:style-name="P1">Pour terminer, la loi des finances 2016 (n°3308) modifie l'amortissement des licences de logiciels et favorise financièrement l'acquisition de logiciels locatifs typiquement en SaaS, mais aussi en cloud-computing ou en open source, pour les entreprises, en allégeant la fiscalité. En effet, dès lors que l'entreprise loue l'usage, la redevance est une charge puisque l'entreprise n'achète aucun bien, elle est <text:span text:style-name="T37">déductible</text:span> comme toutes les autres charges des profits de l'entreprise dès sa constatation : la réduction du bénéfice va continuer de se faire au même rythme que les paiements. </text:p>
      <text:p text:style-name="P1">A l'inverse, l'acquisition de licences de logiciels pourra poser des problèmes de financement puisque le coût total devra être payé lors de l'achat mais ne pourra être déduit fiscalement des bénéfices que sur plusieurs exercices ... </text:p>
      <text:p text:style-name="P1">On peut alors se demander légitimement, quel sera l'avenir des logiciels propriétaires payant ainsi que leurs licences ? et plus globalement est-ce que la généralisation des logiciels SaaS ne va pas <text:span text:style-name="T37">entraîner</text:span> d'autres mode de consommations de logiciels et de licences? <text:s/></text:p>
      <text:p text:style-name="P1"/>
      <text:p text:style-name="P43"/>
      <text:p text:style-name="P41">Pour aller plus loin : </text:p>
      <text:p text:style-name="P41"><text:a xlink:type="simple" xlink:href="https://fr.wikipedia.org/wiki/Projet_GNU" text:style-name="Internet_20_link" text:visited-style-name="Visited_20_Internet_20_Link">https://fr.wikipedia.org/wiki/Projet_GNU</text:a></text:p>
      <text:p text:style-name="P41"/>
      <text:p text:style-name="P42"><text:a xlink:type="simple" xlink:href="http://www.numerama.com/tech/167666-windows-sous-la-barre-des-90-de-parts-de-marche-linux-encore-en-baisse.html" text:style-name="Internet_20_link" text:visited-style-name="Visited_20_Internet_20_Link">http://www.numerama.com/tech/167666-windows-sous-la-barre-des-90-de-parts-de-marche-linux-encore-en-baisse.html</text:a></text:p>
      <text:p text:style-name="P42"/>
      <text:p text:style-name="P32"><text:span text:style-name="T21">M</text:span><text:span text:style-name="T19">on site préféré : </text:span><text:a xlink:type="simple" xlink:href="http://non.aux.racketiciels.info/" text:style-name="Internet_20_link" text:visited-style-name="Visited_20_Internet_20_Link">http://non.aux.racketiciels.info/</text:a><text:span text:style-name="T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ericRegular" svg:font-family="genericRegula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5T19:33:06.019433310</meta:creation-date>
    <dc:date>2017-01-06T00:50:23.652333676</dc:date>
    <meta:editing-duration>PT2H23M19S</meta:editing-duration>
    <meta:editing-cycles>31</meta:editing-cycles>
    <meta:generator>LibreOffice/5.1.4.2$Linux_X86_64 LibreOffice_project/10m0$Build-2</meta:generator>
    <meta:document-statistic meta:table-count="0" meta:image-count="0" meta:object-count="0" meta:page-count="6" meta:paragraph-count="112" meta:word-count="2174" meta:character-count="13948" meta:non-whitespace-character-count="11838"/>
  </office:meta>
</office:document-meta>
</file>